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764f" style:font-size-asian="14pt" style:font-weight-asian="bold" style:font-size-complex="1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f764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officeooo:rsid="000f764f" style:font-size-asian="10.5pt" style:font-weight-asian="bold" style:font-size-complex="12pt" style:font-weight-complex="bold"/>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20pt" fo:font-weight="bold" officeooo:rsid="001706dd" officeooo:paragraph-rsid="001706dd" style:font-size-asian="20pt" style:font-weight-asian="bold" style:font-size-complex="20pt" style:font-weight-complex="bold"/>
    </style:style>
    <style:style style:name="P7"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text-properties fo:font-size="18pt" fo:font-weight="bold" officeooo:rsid="001706dd" officeooo:paragraph-rsid="001706dd" style:font-size-asian="18pt" style:font-weight-asian="bold" style:font-size-complex="18pt" style:font-weight-complex="bold"/>
    </style:style>
    <style:style style:name="P9" style:family="paragraph" style:parent-style-name="Standard">
      <style:text-properties fo:font-size="20pt" fo:font-weight="bold" style:font-size-asian="20pt" style:font-weight-asian="bold" style:font-size-complex="20pt" style:font-weight-complex="bold"/>
    </style:style>
    <style:style style:name="P10"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1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list-style-name="L6"/>
    <style:style style:name="P18" style:family="paragraph" style:list-style-name="L7"/>
    <style:style style:name="T1" style:family="text">
      <style:text-properties fo:font-variant="normal" fo:text-transform="none" fo:color="#eff3f8" loext:opacity="100%" style:font-name="Roboto" fo:font-size="14pt" fo:letter-spacing="normal" fo:font-style="normal" fo:font-weight="normal" loext:padding-left="0.049cm" loext:padding-right="0.049cm" loext:padding-top="0.049cm" loext:padding-bottom="0.085cm" loext:border="0.06pt solid #24385b"/>
    </style:style>
    <style:style style:name="T2" style:family="text">
      <style:text-properties fo:font-variant="normal" fo:text-transform="none" fo:color="#eff3f8" loext:opacity="100%" style:font-name="Roboto" fo:font-size="14pt" fo:letter-spacing="normal" fo:font-style="normal" fo:font-weight="bold" loext:padding-left="0.049cm" loext:padding-right="0.049cm" loext:padding-top="0.049cm" loext:padding-bottom="0.085cm" loext:border="0.06pt solid #24385b"/>
    </style:style>
    <style:style style:name="T3" style:family="text">
      <style:text-properties fo:font-variant="normal" fo:text-transform="none" fo:color="#f92672" loext:opacity="100%" style:font-name="monospace" fo:font-size="8.39999961853027pt" fo:letter-spacing="normal" fo:font-style="normal" fo:font-weight="bold" fo:background-color="#0c1633" loext:char-shading-value="0" loext:padding-left="0.049cm" loext:padding-right="0.049cm" loext:padding-top="0.049cm" loext:padding-bottom="0.085cm" loext:border="0.06pt solid #24385b"/>
    </style:style>
    <style:style style:name="T4" style:family="text">
      <style:text-properties fo:font-variant="normal" fo:text-transform="none" fo:color="#f92672" loext:opacity="100%" style:font-name="monospace" fo:font-size="8.39999961853027pt" fo:letter-spacing="normal" fo:font-style="normal" fo:font-weight="normal" fo:background-color="#0c1633" loext:char-shading-value="0" loext:padding-left="0.049cm" loext:padding-right="0.049cm" loext:padding-top="0.049cm" loext:padding-bottom="0.085cm" loext:border="0.06pt solid #24385b"/>
    </style:style>
    <style:style style:name="T5" style:family="text">
      <style:text-properties fo:font-variant="normal" fo:text-transform="none" fo:color="#ffffff" loext:opacity="100%" style:font-name="monospace" fo:font-size="8.39999961853027pt" fo:letter-spacing="normal" fo:font-style="normal" fo:font-weight="normal" fo:background-color="#0c1633" loext:char-shading-value="0" loext:padding-left="0.049cm" loext:padding-right="0.049cm" loext:padding-top="0.049cm" loext:padding-bottom="0.085cm" loext:border="0.06pt solid #24385b"/>
    </style:style>
    <style:style style:name="T6" style:family="text">
      <style:text-properties fo:font-variant="normal" fo:text-transform="none" fo:color="#a6e22e" loext:opacity="100%" style:font-name="monospace" fo:font-size="8.39999961853027pt" fo:letter-spacing="normal" fo:font-style="normal" fo:font-weight="normal" fo:background-color="#0c1633" loext:char-shading-value="0" loext:padding-left="0.049cm" loext:padding-right="0.049cm" loext:padding-top="0.049cm" loext:padding-bottom="0.085cm" loext:border="0.06pt solid #24385b"/>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4" style:family="text">
      <style:text-properties officeooo:rsid="0022fce8"/>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o POO JAVASCRIPT.</text:p>
      <text:p text:style-name="P4"/>
      <text:p text:style-name="P4">Podemos crear objetos:</text:p>
      <text:p text:style-name="P3">con llaves</text:p>
      <text:p text:style-name="P3">con Object.create</text:p>
      <text:p text:style-name="P3">desde funciones (con la palabra reservada new o no)</text:p>
      <text:p text:style-name="P3">Esto cambia completamente el resultado de nuestros objetos</text:p>
      <text:p text:style-name="P3">porque ya no estariamos creando objetos literales sino instancias de prototipos</text:p>
      <text:p text:style-name="P3">Y para crear instancias de prototipos, necesitamos crear prototipos</text:p>
      <text:p text:style-name="P3">Y para crear prototipos podemos usar las sintaxis de prototipos o las sintaxis de clases</text:p>
      <text:p text:style-name="P3">Pero las clases en JS no son lo mismo que en otros lenguajes de programación</text:p>
      <text:p text:style-name="P3">JS es un lenguaje OO basado en prototipos (no en clases, como los otros lenguajes de POO)</text:p>
      <text:p text:style-name="P3"/>
      <text:p text:style-name="P3">“Por dentro todos nuestros objetos están construidos con Prototipos”</text:p>
      <text:p text:style-name="Standard"/>
      <text:p text:style-name="Standard"><text:span text:style-name="Strong_20_Emphasis">PROGRAMACIÓN ORIENTADA A OBJETOS</text:span><text:line-break/>·<text:line-break/><text:span text:style-name="Emphasis">El orden es una de las cosas que más ayuda al usar el paradigma de Programación Orientada a Objetos (OOP).</text:span><text:line-break/>·<text:line-break/>Los elementos, necesitan tener un orden para poder vivir dentro de un objeto. Porque así mismo, cada elemento puede ser un objeto. Estos elementos pueden ser ATRIBUTOS Y MÉTODOS. INFORMACIÓN Y FUNCIONES DENTRO DE LOS OBJETOS. Estos atributos guardan información dentro de un objeto y los métodos son funciones que pueden operar la información de los atributos. Gracias a éste orden, nos ayuda a darle mantenimiento al código. Porque todo estará separado por objetos. Cada objeto tendrá los métodos y atributos que le corresponde. La información tendrá relación entre los objetos, gracias a sus atributos, pero principalmente por ser objetos que se pueden relacionar.<text:line-break/>·<text:line-break/><text:span text:style-name="Emphasis">La reutilización de código es otra cosa que optimiza mucho usar el paradigma de Programación Orientada a Objetos (OOP).</text:span><text:line-break/>·<text:line-break/>EL USO DE CLASES es lo que nos permite reusar cosas. Son bloques de código en donde puedo crear una base o un molde de objetos. Ahí, en estos moldes podemos crear los métodos y atributos base por defecto para nuestros objetos.<text:line-break/>Así a partir de una clase, podemos instanciar y personalizar cada objeto.<text:line-break/>Nos permiten definir de qué tipos de datos, o de qué tipo de información, está hecho este objeto. Si es texto, si es un número y booleano, para crear una clase Estudiante para su nombre, edad y sexo. Entonces, dos objetos que se llaman Natalia y Juanita, se instancian de la clase Estudiante para crear cada uno por separado. </text:p>
      <text:p text:style-name="Standard"/>
      <text:h text:style-name="Heading_20_2" text:outline-level="2">Definiciones Claves</text:h>
      <text:list xml:id="list827654040" text:style-name="L1">
        <text:list-item>
          <text:p text:style-name="P12"><text:span text:style-name="Strong_20_Emphasis">this</text:span>: Esta palabra reservada hace referencia al objeto actual donde se está ejecutando. Lo utilizamos <text:span text:style-name="Strong_20_Emphasis">Por ejemplo</text:span>: Para crear funciones reutilizables que se puedan adaptar al contexto donde se están ejecutando. Ejemplos <text:a xlink:type="simple" xlink:href="https://platzi.com/comentario/2667373/" office:target-frame-name="_blank" xlink:show="new" text:style-name="Internet_20_link" text:visited-style-name="Visited_20_Internet_20_Link">aquí</text:a></text:p>
        </text:list-item>
        <text:list-item>
          <text:p text:style-name="P12"><text:span text:style-name="Strong_20_Emphasis">new</text:span>: Es un operador, el cual nos permite crear instancias de un objeto definido por el usuario o de los objetos integrados que tienen una función constructora (Object, Array, String)</text:p>
        </text:list-item>
        <text:list-item>
          <text:p text:style-name="P12"><text:soft-page-break/><text:span text:style-name="Strong_20_Emphasis">prototype</text:span>: Es la propiedad donde definimos <text:span text:style-name="Strong_20_Emphasis">todas nuestras propiedades y métodos</text:span> que queremos que sean heredados. Esta es un repositorio, el cual también es un objeto.</text:p>
        </text:list-item>
        <text:list-item>
          <text:p text:style-name="P12"><text:span text:style-name="Strong_20_Emphasis">Prototipos</text:span>: Es el mecanismo que utilizamos para que los objetos en JS hereden características entre sí.</text:p>
        </text:list-item>
        <text:list-item>
          <text:p text:style-name="P12">** <text:span text:style-name="Strong_20_Emphasis">Proto</text:span>**: Es la propiedad que guarda los atributos y métodos definidos en prototype. Es importante recalcar que cuando se crea un objeto y se guardan valores acá, ambos siempre hacen referencia al mismo objeto.</text:p>
        </text:list-item>
      </text:list>
      <text:p text:style-name="Text_20_body">Y para responder qué es un objeto?<text:line-break/>Todo en JS es un objeto 😂.<text:line-break/>Se podría resumir como una colección de valores, organizados de manera clave-valor(?</text:p>
      <text:p text:style-name="Standard"/>
      <text:p text:style-name="Standard"/>
      <text:p text:style-name="Standard"/>
      <text:p text:style-name="Standard">Objeto literal</text:p>
      <text:p text:style-name="Standard">Los objetos literales se distinguen de los objetos de la POO porque no son instancias de un prototipo creado por el desarrollador.</text:p>
      <text:p text:style-name="Standard">.</text:p>
      <text:p text:style-name="Standard">Sin embargo los objetos literales son instancias del prototipo Object creado por defecto en JavaScript.</text:p>
      <text:p text:style-name="Standard">.</text:p>
      <text:p text:style-name="Standard"/>
      <text:p text:style-name="Standard">const Natalia = {</text:p>
      <text:p text:style-name="Standard"><text:tab/>'Name' : 'Natalia',</text:p>
      <text:p text:style-name="Standard"><text:tab/>'Age' : 20,</text:p>
      <text:p text:style-name="Standard"><text:tab/>'Rank': 2000, </text:p>
      <text:p text:style-name="Standard">};</text:p>
      <text:p text:style-name="Standard">.</text:p>
      <text:p text:style-name="Standard">Prototipo</text:p>
      <text:p text:style-name="Standard">Un prototipo es una estructura de código a partir de la cual se crean objetos, ya que guarda los atributos y métodos que luego podrán ser heredados por sus instancias.</text:p>
      <text:p text:style-name="Standard">.</text:p>
      <text:p text:style-name="Standard">Podemos pensarlo como un “molde” de objetos.</text:p>
      <text:p text:style-name="Standard">.</text:p>
      <text:p text:style-name="Standard"/>
      <text:p text:style-name="Standard">function Student() {</text:p>
      <text:p text:style-name="Standard"><text:tab/>this.name = 'Nombre';</text:p>
      <text:p text:style-name="Standard"><text:tab/>this.age = '18';</text:p>
      <text:p text:style-name="Standard"><text:tab/>this.points = '750';</text:p>
      <text:p text:style-name="Standard">}</text:p>
      <text:p text:style-name="Standard"/>
      <text:p text:style-name="Standard">const Juanita = new Student();</text:p>
      <text:p text:style-name="Standard">.</text:p>
      <text:p text:style-name="Standard">Objeto</text:p>
      <text:p text:style-name="Standard">Los objetos son estructuras de datos formadas por métodos y atributos, los cuales hereda de su prototipo padre.</text:p>
      <text:p text:style-name="Standard">.</text:p>
      <text:p text:style-name="Standard">De modo que los objetos son son instancias de ese prototipo, particularmente cuando dicho prototipo fue creado por el desarrollador (en caso contrario se llaman objetos literales).</text:p>
      <text:p text:style-name="Standard">.</text:p>
      <text:p text:style-name="Standard"><text:soft-page-break/></text:p>
      <text:p text:style-name="Standard">Atributos</text:p>
      <text:p text:style-name="Standard">Dentro de los objetos se pueden guardar atributos para guardar en ellos la información la información que se les asocia. Así, toda la información del objeto se guarda en sí mismo.</text:p>
      <text:p text:style-name="Standard">.</text:p>
      <text:p text:style-name="Standard"/>
      <text:p text:style-name="Standard">Métodos</text:p>
      <text:p text:style-name="Standard">Dentro de los objetos también pueden guardarse métodos, los cuales son funciones que, entre otras cosas, permiten actualizar la información guardada en los atributos de forma segura.</text:p>
      <text:p text:style-name="Standard">.</text:p>
      <text:p text:style-name="Standard"/>
      <text:p text:style-name="Standard">Atributo __proto__</text:p>
      <text:p text:style-name="Standard">Es el nombre que se le da al atributo donde se guardan los métodos que las estructuras de datos tienen por defecto en JavaScript.</text:p>
      <text:p text:style-name="Standard">.</text:p>
      <text:p text:style-name="Standard">El atributo __proto__ se hereda a partir de los prototipo por defecto de JavaScript para cada estructura de datos en particular, por ejemplo de los prototipos Object y Array.</text:p>
      <text:p text:style-name="Standard">.</text:p>
      <text:p text:style-name="Standard">El atributo <text:s/>también se hereda a los objetos, ya que éstos son a la vez instancias de algún prototipo creado por el desarrollador y del prototipo Object.</text:p>
      <text:p text:style-name="Standard"/>
      <text:p text:style-name="Standard">Prototipos (Prototypes)</text:p>
      <text:p text:style-name="Standard">JavaScript es un lenguaje basado en prototipos, por lo tanto entender el objeto prototype es uno de los conceptos más importantes que los profesionales de JavaScript necesitan saber. Este artículo te dará una breve descripción del objeto prototype a través de varios ejemplos. Antes de leer este artículo, deberás tener un entendimiento básico de la referencia this en JavaScript.</text:p>
      <text:p text:style-name="P2"/>
      <text:p text:style-name="P5">Objeto prototype</text:p>
      <text:p text:style-name="Standard">En honor a la claridad, vamos a examinar el siguiente ejemplo:</text:p>
      <text:p text:style-name="Standard"/>
      <text:p text:style-name="Standard">function Punto2D(x, y) {</text:p>
      <text:p text:style-name="Standard"><text:s text:c="2"/>this.x = x;</text:p>
      <text:p text:style-name="Standard"><text:s text:c="2"/>this.y = y;</text:p>
      <text:p text:style-name="Standard">}</text:p>
      <text:p text:style-name="Standard">Al declararse la función Punto2D, una propiedad predeterminada llamada prototype será creada para ella (ten en cuenta que, en JavaScript, una función es también un objeto). La propiedad prototype es un objeto que contiene una propiedad constructor y su valor es la función Punto2D: Punto2D.prototype.constructor = Punto2D. Y cuando tú llamas a Punto2D con la palabra reservada new, los objetos recién creados heredarán todas las propiedades de Punto2D.prototype. Para verificar esto, puedes agregar un método llamado mover en Punto2D.prototype de la siguiente manera:</text:p>
      <text:p text:style-name="Standard"/>
      <text:p text:style-name="Standard">Punto2D.prototype.mover <text:s/>= function(dx, dy) {</text:p>
      <text:p text:style-name="Standard"><text:s text:c="2"/>this.x += dx;</text:p>
      <text:p text:style-name="Standard"><text:s text:c="2"/>this.y += dy;</text:p>
      <text:p text:style-name="Standard">}</text:p>
      <text:p text:style-name="Standard"/>
      <text:p text:style-name="Standard">var p1 = new Point2D(1, 2);</text:p>
      <text:p text:style-name="Standard">p1.mover (3, 4);</text:p>
      <text:p text:style-name="Standard">console.log(p1.x); // 4</text:p>
      <text:p text:style-name="Standard">console.log(p1.y); // 6</text:p>
      <text:p text:style-name="Standard"><text:soft-page-break/>El Point2D.prototype es llamado objeto prototipo o prototipo del objeto p1 y de cualquier otro objeto creado con la sintaxis new Point2D(…) . Puedes agregar tantas propiedades al objeto Point2D.prototype como quieras. Lo que suele hacerse es declarar métodos en Point2D.prototype y otras propiedades se declararán en la función constructora.</text:p>
      <text:p text:style-name="Standard"/>
      <text:p text:style-name="Standard">Los objetos integrados en JavaScript se construyen de manera similar. Por ejemplo:</text:p>
      <text:p text:style-name="Standard"/>
      <text:p text:style-name="Standard">El prototipo de los objetos creados con la sintaxis new Object() o {} es Object.prototype</text:p>
      <text:p text:style-name="Standard">El prototipo de los arreglos creados con la sintaxis new Array() o [] es Array.prototype</text:p>
      <text:p text:style-name="Standard">Y es igual con otros objetos integrados como Date y RegExp.</text:p>
      <text:p text:style-name="Standard">Object.prototype es heredado por todos los objetos y no tiene prototipo (su prototipo es null)</text:p>
      <text:p text:style-name="Standard"/>
      <text:p text:style-name="Standard">Cadena de prototipos</text:p>
      <text:p text:style-name="Standard"/>
      <text:p text:style-name="Standard">El mecanismo de la cadena del prototipo es simple: cuando accede a una propiedad p en el objeto obj, el motor de JavaScript buscará esta propiedad dentro del objeto obj. Si el motor falla en la búsqueda, continúa buscando en el prototipo de objeto obj y así sucesivamente hasta llegar a Object.prototype. Si finalizada la búsqueda no se ha encontrado nada, el resultado será undefined. Por ejemplo:</text:p>
      <text:p text:style-name="Standard"/>
      <text:p text:style-name="Standard">var obj1 = {</text:p>
      <text:p text:style-name="Standard"><text:s text:c="2"/>a: 1,</text:p>
      <text:p text:style-name="Standard"><text:s text:c="2"/>b: 2</text:p>
      <text:p text:style-name="Standard">};</text:p>
      <text:p text:style-name="Standard"/>
      <text:p text:style-name="Standard">var obj2 = Object.create(obj1);</text:p>
      <text:p text:style-name="Standard">obj2.a = 2;</text:p>
      <text:p text:style-name="Standard"/>
      <text:p text:style-name="Standard">console.log(obj2.a); // 2</text:p>
      <text:p text:style-name="Standard">console.log(obj2.b); // 2</text:p>
      <text:p text:style-name="Standard">console.log(obj2.c); // undefined</text:p>
      <text:p text:style-name="Standard">En el fragmento de código anterior, la declaración var obj2 = Object.create(obj1) creará el objeto obj2 con el objeto prototipo obj1. En otras palabras, obj1 se convierte en el prototipo de obj2 en lugar de Object.prototype por defecto. Como puedes ver, bno es una propiedad de obj2, pero puedes acceder a ella a través de la cadena de prototipos. Sin embargo, para la propiedad c, se obtiene un valor undefined porque no se puede encontrar en obj1 y en Object.prototype.</text:p>
      <text:p text:style-name="Standard"/>
      <text:p text:style-name="P7">Clases</text:p>
      <text:p text:style-name="Standard"/>
      <text:p text:style-name="Standard">En ES2016, ahora podemos usar la palabra clave Class , así como los métodos mencionados anteriormente para manipular el prototype. Las clases de JavaScript son atractivas para los desarrolladores con experiencia en programación orientada a objetos, pero esencialmente hace lo mismo que el anterior.</text:p>
      <text:p text:style-name="Standard"/>
      <text:p text:style-name="Standard"/>
      <text:p text:style-name="Standard">class Rectangle {</text:p>
      <text:p text:style-name="Standard"><text:s text:c="2"/>constructor(height, width) {</text:p>
      <text:p text:style-name="Standard"><text:s text:c="4"/>this.height = height</text:p>
      <text:p text:style-name="Standard"><text:s text:c="4"/>this.width = width</text:p>
      <text:p text:style-name="Standard"><text:s text:c="2"/>}</text:p>
      <text:p text:style-name="Standard"/>
      <text:p text:style-name="Standard"><text:s text:c="2"/>get area() {</text:p>
      <text:p text:style-name="Standard"><text:soft-page-break/><text:s text:c="4"/>return this.calcArea()</text:p>
      <text:p text:style-name="Standard"><text:s text:c="2"/>}</text:p>
      <text:p text:style-name="Standard"/>
      <text:p text:style-name="Standard"><text:s text:c="2"/>calcArea() {</text:p>
      <text:p text:style-name="Standard"><text:s text:c="4"/>return this.height * this.width</text:p>
      <text:p text:style-name="Standard"><text:s text:c="2"/>}</text:p>
      <text:p text:style-name="Standard">}</text:p>
      <text:p text:style-name="Standard"/>
      <text:p text:style-name="Standard">const square = new Rectangle(10, 10)</text:p>
      <text:p text:style-name="Standard"/>
      <text:p text:style-name="Standard">console.log(square.area) // 100</text:p>
      <text:p text:style-name="Standard">Esto es básicamente lo mismo que:</text:p>
      <text:p text:style-name="Standard"/>
      <text:p text:style-name="Standard">function Rectangle(height, width) {</text:p>
      <text:p text:style-name="Standard"><text:s text:c="2"/>this.height = height</text:p>
      <text:p text:style-name="Standard"><text:s text:c="2"/>this.width = width</text:p>
      <text:p text:style-name="Standard">}</text:p>
      <text:p text:style-name="Standard"/>
      <text:p text:style-name="Standard">Rectangle.prototype.calcArea = function calcArea() {</text:p>
      <text:p text:style-name="Standard"><text:s text:c="2"/>return this.height * this.width</text:p>
      <text:p text:style-name="Standard">}</text:p>
      <text:p text:style-name="Standard">Los métodos getter y setter en las clases vinculan una propiedad Object a una función que será llamada cuando se busque esa propiedad. Esto es solo azúcar sintáctico para ayudar a que sea más fácil buscar o establecer propiedades.</text:p>
      <text:p text:style-name="Standard"/>
      <text:p text:style-name="Text_20_body"><text:span text:style-name="Strong_20_Emphasis">Ventajas de la Programación Orientada a Objetos</text:span></text:p>
      <text:p text:style-name="Text_20_body">Reusabilidad. Cuando hemos diseñado adecuadamente las clases, se pueden usar en distintas partes del programa y en numerosos proyectos.</text:p>
      <text:p text:style-name="Text_20_body">Mantenibilidad. Debido a las sencillez para abstraer el problema, los programas orientados a objetos son más sencillos de leer y comprender, pues nos permiten ocultar detalles de implementación dejando visibles sólo aquellos detalles más relevantes.</text:p>
      <text:p text:style-name="Text_20_body">Modificabilidad. La facilidad de añadir, suprimir o modificar nuevos objetos nos permite hacer modificaciones de una forma muy sencilla.</text:p>
      <text:p text:style-name="Text_20_body">Fiabilidad. Al dividir el problema en partes más pequeñas podemos probarlas de manera independiente y aislar mucho más fácilmente los posibles errores que puedan surgir.</text:p>
      <text:p text:style-name="Text_20_body"><text:span text:style-name="Strong_20_Emphasis">La programación orientada a objetos presenta también algunas desventajas como pueden ser:</text:span></text:p>
      <text:p text:style-name="Text_20_body">Cambio en la forma de pensar de la programación tradicional a la orientada a objetos.</text:p>
      <text:p text:style-name="Text_20_body">La ejecución de programas orientados a objetos es más lenta.</text:p>
      <text:p text:style-name="Text_20_body">La necesidad de utilizar bibliotecas de clases obliga a su aprendizaje y entrenamiento.</text:p>
      <text:p text:style-name="P6"/>
      <text:p text:style-name="P6"/>
      <text:p text:style-name="P6"/>
      <text:p text:style-name="P6"/>
      <text:p text:style-name="P6"><text:soft-page-break/>4 pilares de la POO:</text:p>
      <text:p text:style-name="P8"/>
      <text:p text:style-name="Text_20_body"><text:span text:style-name="Strong_20_Emphasis"><text:span text:style-name="T8">Abstraccion</text:span></text:span><text:span text:style-name="T8">:</text:span><text:line-break/>Podemos reducir la complejidad y permitir una implementación y diseño eficiente de los datos.</text:p>
      <text:p text:style-name="Text_20_body"><text:span text:style-name="Strong_20_Emphasis">Ventajas de uso</text:span>:</text:p>
      <text:list xml:id="list1503228876" text:style-name="L2">
        <text:list-item>
          <text:p text:style-name="P13">Evitamos codigo duplicado, es decir, reusamos codigo.</text:p>
        </text:list-item>
        <text:list-item>
          <text:p text:style-name="P13">Podemos crear múltiples instancias con una sola abstracción.</text:p>
        </text:list-item>
        <text:list-item>
          <text:p text:style-name="P13">Al encapsular datos, los estamos protegiendo</text:p>
        </text:list-item>
        <text:list-item>
          <text:p text:style-name="P13">Evitamos código a bajo nivel.</text:p>
        </text:list-item>
        <text:list-item>
          <text:p text:style-name="P13">Podemos cambiar implementaciones en la clase, sin perjudicar su funcionamiento.<text:line-break/></text:p>
        </text:list-item>
      </text:list>
      <text:p text:style-name="Text_20_body"><text:span text:style-name="T8">¿Qué es encapsulamiento?</text:span><text:line-break/>Es guardar, proteger, guardar o limitar el acceso de cierto atributos y/o propiedades en nuestros prototipos y objetos.</text:p>
      <text:p text:style-name="Text_20_body">Cuando hablamos de **encapsulamiento **hablamos de:</text:p>
      <text:list xml:id="list457415408" text:style-name="L3">
        <text:list-item>
          <text:p text:style-name="P14">Esconder métodos y atributos 👻</text:p>
        </text:list-item>
        <text:list-item>
          <text:p text:style-name="P14">No permitir la alteración de métodos y atributos ❌</text:p>
        </text:list-item>
      </text:list>
      <text:p text:style-name="Text_20_body"><text:span text:style-name="ins">Encapsulamiento en JavaScript</text:span></text:p>
      <text:list xml:id="list1083549225" text:style-name="L4">
        <text:list-item>
          <text:p text:style-name="P15">No permitir la alteración de métodos y atributos ❌</text:p>
        </text:list-item>
      </text:list>
      <text:p text:style-name="Text_20_body"><text:span text:style-name="Emphasis">Formas de aplicar encapsulamiento en JavaScript</text:span></text:p>
      <text:list xml:id="list247282151" text:style-name="L5">
        <text:list-item>
          <text:p text:style-name="P16">Getters y setters 🖐</text:p>
        </text:list-item>
        <text:list-item>
          <text:p text:style-name="P16">Namespaces 🙂</text:p>
        </text:list-item>
        <text:list-item>
          <text:p text:style-name="P16">Object.defineProperties 🎈</text:p>
        </text:list-item>
        <text:list-item>
          <text:p text:style-name="P16">Módulo de ES6 🤝</text:p>
        </text:list-item>
      </text:list>
      <text:p text:style-name="Text_20_body"/>
      <text:p text:style-name="Text_20_body"><text:span text:style-name="Strong_20_Emphasis"><text:span text:style-name="T7">Qué son los getters y setters</text:span></text:span><text:line-break/>Una función que obtiene un valor de una propiedad se llama getter y una que establece el valor de una propiedad se llama setter.</text:p>
      <text:p text:style-name="Text_20_body">Esta característica a sido implementada en ES2015, pudiendo modificar el funcionamiento normal de establecer u obtener el valor de una propiedad, a estas se les conoce como accessor properties.</text:p>
      <text:p text:style-name="Text_20_body"><text:span text:style-name="Strong_20_Emphasis">Funcionamiento</text:span><text:line-break/>En ocasiones queremos valores basados en otros valores, para esto los data accessors son bastante útiles.</text:p>
      <text:p text:style-name="Text_20_body">Para crearlos usamos los keywords get y set</text:p>
      <text:p text:style-name="Preformatted_20_Text"><text:soft-page-break/><text:span text:style-name="Source_20_Text">const obj = {</text:span></text:p>
      <text:p text:style-name="Preformatted_20_Text"><text:span text:style-name="Source_20_Text"><text:s text:c="2"/>get prop() {</text:span></text:p>
      <text:p text:style-name="Preformatted_20_Text"><text:span text:style-name="Source_20_Text"><text:s text:c="4"/>return this.__prop__;</text:span></text:p>
      <text:p text:style-name="Preformatted_20_Text"><text:span text:style-name="Source_20_Text"><text:s text:c="2"/>},</text:span></text:p>
      <text:p text:style-name="Preformatted_20_Text"><text:span text:style-name="Source_20_Text"><text:s text:c="2"/>set prop(value) {</text:span></text:p>
      <text:p text:style-name="Preformatted_20_Text"><text:span text:style-name="Source_20_Text"><text:s text:c="4"/>this.__prop__ = value * 2;</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obj.prop = 12;</text:span></text:p>
      <text:p text:style-name="Preformatted_20_Text"/>
      <text:p text:style-name="Preformatted_20_Text"><text:span text:style-name="Source_20_Text">console.log(obj.prop); //24</text:span></text:p>
      <text:p text:style-name="Text_20_body">Creamos un objeto, con una única propiedad, que tiene un getter y un setter. de esta manera cada vez que establezcamos un valor para prop se multiplicará por dos.</text:p>
      <text:p text:style-name="Text_20_body">Nota: utilice prop por convención, pero no implica que es un valor especial, este es un valor normal.</text:p>
      <text:p text:style-name="Text_20_body">Otra manera de crear un accessor properties es de manera explícita usando Object.defineProperty</text:p>
      <text:p text:style-name="Preformatted_20_Text"><text:span text:style-name="Source_20_Text">const obj = {};</text:span></text:p>
      <text:p text:style-name="Preformatted_20_Text"/>
      <text:p text:style-name="Preformatted_20_Text"><text:span text:style-name="Source_20_Text">Object.defineProperty(obj, //objeto target</text:span></text:p>
      <text:p text:style-name="Preformatted_20_Text"><text:span text:style-name="Source_20_Text"><text:s text:c="2"/>'prop', //nombre propiedad</text:span></text:p>
      <text:p text:style-name="Preformatted_20_Text"><text:span text:style-name="Source_20_Text"><text:s text:c="2"/>{</text:span></text:p>
      <text:p text:style-name="Preformatted_20_Text"><text:span text:style-name="Source_20_Text"><text:s text:c="4"/>enumerable: true,</text:span></text:p>
      <text:p text:style-name="Preformatted_20_Text"><text:span text:style-name="Source_20_Text"><text:s text:c="4"/>configurable: true,</text:span></text:p>
      <text:p text:style-name="Preformatted_20_Text"><text:span text:style-name="Source_20_Text"><text:s text:c="4"/>get prop() { //getter</text:span></text:p>
      <text:p text:style-name="Preformatted_20_Text"><text:span text:style-name="Source_20_Text"><text:s text:c="6"/>return this.__prop__;</text:span></text:p>
      <text:p text:style-name="Preformatted_20_Text"><text:span text:style-name="Source_20_Text"><text:s text:c="4"/>},</text:span></text:p>
      <text:p text:style-name="Preformatted_20_Text"><text:span text:style-name="Source_20_Text"><text:s text:c="4"/>set prop(value) { //setter</text:span></text:p>
      <text:p text:style-name="Preformatted_20_Text"><text:span text:style-name="Source_20_Text"><text:s text:c="6"/>this.__prop__ = value * 2;</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obj.prop = 12;</text:span></text:p>
      <text:p text:style-name="Preformatted_20_Text"/>
      <text:p text:style-name="Preformatted_20_Text"><text:span text:style-name="Source_20_Text">var atr = Object.getOwnPropertyDescriptor(obj, 'prop')</text:span></text:p>
      <text:p text:style-name="Preformatted_20_Text"><text:span text:style-name="Source_20_Text">console.log(atr); </text:span></text:p>
      <text:p text:style-name="Text_20_body">La ventaja que tenemos de esta manera, es que podemos establecer los atributos que queremos tenga la propiedad.</text:p>
      <text:p text:style-name="Text_20_body"/>
      <text:p text:style-name="Text_20_body"><text:span text:style-name="T10">El uso de los módulos</text:span> en JavaScript depende de las declaraciones <text:span text:style-name="Strong_20_Emphasis"><text:span text:style-name="Emphasis"><text:span text:style-name="ins">Export</text:span></text:span></text:span> e <text:span text:style-name="Strong_20_Emphasis"><text:span text:style-name="Emphasis"><text:span text:style-name="ins">Import</text:span></text:span></text:span>.</text:p>
      <text:p text:style-name="Text_20_body">Para modular, solo basta que el archivo tenga la extensión <text:span text:style-name="Strong_20_Emphasis"><text:span text:style-name="Emphasis"><text:span text:style-name="ins">.js</text:span></text:span></text:span>, pero el motor V8 que es el que corre en los navegadores, recomienda usar la extensión <text:span text:style-name="Strong_20_Emphasis"><text:span text:style-name="Emphasis"><text:span text:style-name="ins">.mjs</text:span></text:span></text:span></text:p>
      <text:list xml:id="list270165065" text:style-name="L6">
        <text:list-item>
          <text:p text:style-name="Text_20_body">Esto es util porque queda claro cuál archivo es modulo y cual no.</text:p>
        </text:list-item>
        <text:list-item>
          <text:p text:style-name="Text_20_body">Asegura que los archivos de modulo sean tratados como tal por la extensión <text:span text:style-name="Strong_20_Emphasis">Babel</text:span> o <text:span text:style-name="Strong_20_Emphasis">Node.js</text:span></text:p>
        </text:list-item>
      </text:list>
      <text:p text:style-name="Quotations">¿Como Exportar?<text:line-break/>hay dos formas de exportar:</text:p>
      <text:list xml:id="list1737035871" text:style-name="L7">
        <text:list-item>
          <text:p text:style-name="Text_20_body">Colocar en frente de cada elemento la palabra <text:span text:style-name="Strong_20_Emphasis"><text:span text:style-name="Emphasis"><text:span text:style-name="ins">export</text:span></text:span></text:span></text:p>
        </text:list-item>
        <text:list-item>
          <text:p text:style-name="Text_20_body">Exportar en una sola declaración al final del archivo modulo las características que se quieren exportar, ejemplo:</text:p>
        </text:list-item>
      </text:list>
      <text:p text:style-name="Preformatted_20_Text"><text:soft-page-break/><text:span text:style-name="Source_20_Text">export {PlatziClass, Student, LearningPaths};</text:span></text:p>
      <text:p text:style-name="Quotations">¿Como Importar?<text:line-break/>La importación obviamente se hace en el script que queremos usar dichos elementos.</text:p>
      <text:p text:style-name="Preformatted_20_Text"><text:span text:style-name="Source_20_Text">import {PlatziClass, Student, LearningPaths} from '/ruta';</text:span></text:p>
      <text:p text:style-name="Quotations">¿Como aplicar el modulo en HTML?</text:p>
      <text:p text:style-name="Preformatted_20_Text"><text:span text:style-name="Source_20_Text">&lt;script type="module" src="main.js"&gt;&lt;/script&gt;</text:span></text:p>
      <text:p text:style-name="Text_20_body"/>
      <text:p text:style-name="P5"/>
      <text:p text:style-name="P5">Qué es la herencia?</text:p>
      <text:p text:style-name="Standard"/>
      <text:p text:style-name="Standard">Don’t repeat yourself es una filosofía que promueve la reducción de duplicación en programación, esto nos va a inculcar que no tengamos líneas de código duplicadas.</text:p>
      <text:p text:style-name="Standard">Toda pieza de información nunca debería ser duplicada debido a que incrementa la dificultad en los cambios y evolución</text:p>
      <text:p text:style-name="Standard"/>
      <text:p text:style-name="Standard">La herencia</text:p>
      <text:p text:style-name="Standard">nos permite crear nuevas clases a partir de otras, se basa en modelos y conceptos de la vida real. También tenemos una jerarquía de padre e hijo.</text:p>
      <text:p text:style-name="Standard"/>
      <text:p text:style-name="Standard">class Student ({</text:p>
      <text:p text:style-name="Standard"><text:s text:c="4"/>constructor(name) {</text:p>
      <text:p text:style-name="Standard"><text:s text:c="8"/>this.name;</text:p>
      <text:p text:style-name="Standard"><text:s text:c="4"/>}</text:p>
      <text:p text:style-name="Standard">});</text:p>
      <text:p text:style-name="Standard"><text:s/></text:p>
      <text:p text:style-name="Standard">class FreStudent extends Student {} ;</text:p>
      <text:p text:style-name="Standard">la palabra extends seguida de la clase madre, provoca que esta nueva clase hija herede todos los atributos y metodos de la clase madre</text:p>
      <text:p text:style-name="Standard"/>
      <text:p text:style-name="P10">Super</text:p>
      <text:p text:style-name="Standard">La palabra clave super es usada para acceder y llamar funciones del padre de un objeto.</text:p>
      <text:p text:style-name="Standard"/>
      <text:p text:style-name="Standard">Las expresiones super.prop y super[expr] son válidas en cualquier definición de método tanto para clases como para objetos literales (en-US).</text:p>
      <text:p text:style-name="Standard"/>
      <text:p text:style-name="Standard">Sintaxis</text:p>
      <text:p text:style-name="Standard">// llama al método constructor del objeto padre.</text:p>
      <text:p text:style-name="Standard">super([arguments]);</text:p>
      <text:p text:style-name="Standard"/>
      <text:p text:style-name="Standard">// llama cualquier otro método del objeto padre.</text:p>
      <text:p text:style-name="Standard">super.functionOnParent([arguments]);</text:p>
      <text:p text:style-name="Standard">Descripción</text:p>
      <text:p text:style-name="Standard">Cuando es usado en un constructor, la palabra clave super aparece sola lo cual invoca el constructor del objeto padre. En este caso debe usarse antes de que la palabra clave this sea usada. La palabra clave super también puede utilizarse para llamar otras funciones del objeto padre.</text:p>
      <text:p text:style-name="Standard">**</text:p>
      <text:p text:style-name="Standard">Ejemplo**</text:p>
      <text:p text:style-name="Standard">Usando super en clases</text:p>
      <text:p text:style-name="Standard"><text:soft-page-break/>Este fragmento de código se toma del ejemplo de clases (demo en vivo). Aquí se llama a super() para evitar la duplicación de las partes del constructor que son comunes entre Rectangle y Square.</text:p>
      <text:p text:style-name="Standard"/>
      <text:p text:style-name="Standard">class Rectangle {</text:p>
      <text:p text:style-name="Standard"><text:s text:c="2"/>constructor(height, width) {</text:p>
      <text:p text:style-name="Standard"><text:s text:c="4"/>this.name = 'Rectangle';</text:p>
      <text:p text:style-name="Standard"><text:s text:c="4"/>this.height = height;</text:p>
      <text:p text:style-name="Standard"><text:s text:c="4"/>this.width = width;</text:p>
      <text:p text:style-name="Standard"><text:s text:c="2"/>}</text:p>
      <text:p text:style-name="Standard"><text:s text:c="2"/>sayName() {</text:p>
      <text:p text:style-name="Standard"><text:s text:c="4"/>console.log('Hi, I am a ', this.name + '.');</text:p>
      <text:p text:style-name="Standard"><text:s text:c="2"/>}</text:p>
      <text:p text:style-name="Standard"><text:s text:c="2"/>get area() {</text:p>
      <text:p text:style-name="Standard"><text:s text:c="4"/>return this.height * this.width;</text:p>
      <text:p text:style-name="Standard"><text:s text:c="2"/>}</text:p>
      <text:p text:style-name="Standard"><text:s text:c="2"/>set area(value) {</text:p>
      <text:p text:style-name="Standard"><text:s text:c="4"/>this.height = this.width = Math.sqrt(value);</text:p>
      <text:p text:style-name="Standard"><text:s text:c="2"/>}</text:p>
      <text:p text:style-name="Standard">}</text:p>
      <text:p text:style-name="Standard"/>
      <text:p text:style-name="Standard">class Square extends Rectangle {</text:p>
      <text:p text:style-name="Standard"><text:s text:c="2"/>constructor(length) {</text:p>
      <text:p text:style-name="Standard"><text:s text:c="4"/>this.height; // ReferenceError, super necesita ser llamado primero!</text:p>
      <text:p text:style-name="Standard"/>
      <text:p text:style-name="Standard"><text:s text:c="4"/>// Aquí, llama al constructor de la clase padre con las longitudes</text:p>
      <text:p text:style-name="Standard"><text:s text:c="4"/>// previstas para el ancho y la altura de Rectangle</text:p>
      <text:p text:style-name="Standard"><text:s text:c="4"/>super(length, length);</text:p>
      <text:p text:style-name="Standard"/>
      <text:p text:style-name="Standard"><text:s text:c="4"/>// Nota: En las clases derivadas, se debe llamar a super() antes de</text:p>
      <text:p text:style-name="Standard"><text:s text:c="4"/>// poder usar 'this'. Salir de esto provocará un error de referencia.</text:p>
      <text:p text:style-name="Standard"><text:s text:c="4"/>this.name = 'Square';</text:p>
      <text:p text:style-name="Standard"><text:s text:c="2"/>}</text:p>
      <text:p text:style-name="Standard">}</text:p>
      <text:p text:style-name="Standard"/>
      <text:p text:style-name="Standard"/>
      <text:p text:style-name="P11">¿QUÉ ES EL POLIMORFISMO?</text:p>
      <text:p text:style-name="Standard">Es como la herencia reloaded. Es como ‘La Herencia 2.0’. Es un pilar de la OOP. Lo que es importante es lo que se puede hacer con este: Permite a nuestras subclases cambiar o anular los comportamientos de los métodos y atributos del prototipo madre, de la clase madre. Aunque herede las propiedades, el polimorfismo permite cambiar su comportamiento.</text:p>
      <text:p text:style-name="Standard">·</text:p>
      <text:p text:style-name="Standard">Tipos:</text:p>
      <text:p text:style-name="Standard"/>
      <text:p text:style-name="Standard">Polimorfismo de Sobrecarga: ocurre cuando existen métodos con el mismo nombre y funcionalidad similar en clases totalmente independientes entre ellas.</text:p>
      <text:p text:style-name="Standard">Polimorfismo Paramétrico: El polimorfismo paramétrico es la capacidad para definir varias funciones utilizando el mismo nombre, pero usando parámetros diferentes (nombre y/o tipo).</text:p>
      <text:p text:style-name="Standard">Polimorfismo de Inclusión (JS): La habilidad para redefinir por completo el método de una superclase en una subclase.</text:p>
      <text:p text:style-name="Standard"/>
      <text:p text:style-name="Standard"/>
      <text:p text:style-name="Standard"/>
      <text:p text:style-name="Standard"><text:soft-page-break/><text:span text:style-name="T13">El polimorfismo </text:span>es uno de los principios de la programación orientada a objetos (OOP). Es la práctica de diseñar objetos para compartir comportamientos y poder anular los comportamientos compartidos con otros específicos. El polimorfismo se aprovecha de la herencia para que esto suceda.</text:p>
      <text:p text:style-name="Standard"/>
      <text:p text:style-name="Standard">En OOP se considera que todo está modelado como un objeto. Esta abstracción puede reducirse a tuercas y tornillos para un automóvil, o tan amplia como simplemente un tipo de automóvil con un año, marca y modelo.</text:p>
      <text:p text:style-name="Standard"/>
      <text:p text:style-name="Standard">Para tener un escenario de automóvil polimórfico sería el tipo de automóvil base, y luego habría subclases que heredarían del automóvil y proporcionarían sus propios comportamientos además de los comportamientos básicos que tendría un automóvil. Por ejemplo, una subclase podría ser TowTruck que aún tendría un año de fabricación y modelo, pero también podría tener algunos comportamientos y propiedades adicionales que podrían ser tan básicos como una bandera para IsTowing tan complicados como los detalles específicos de la elevación.</text:p>
      <text:p text:style-name="Standard"/>
      <text:p text:style-name="Standard">Volviendo al ejemplo de las personas y los empleados, todos los empleados son personas, pero todas las personas no son empleados. Lo que quiere decir que las personas serán la súper clase y el empleado la subclase. Las personas pueden tener edades y pesos, pero no tienen salarios. Los empleados son personas por lo que inherentemente tendrán una edad y peso, pero también porque son empleados tendrán un salario.</text:p>
      <text:p text:style-name="Standard"/>
      <text:p text:style-name="Standard">Así que para facilitar esto, primero escribiremos la súper clase (Persona)</text:p>
      <text:p text:style-name="Standard"/>
      <text:p text:style-name="Standard">function Person(age,weight){</text:p>
      <text:p text:style-name="Standard"><text:s/>this.age = age;</text:p>
      <text:p text:style-name="Standard"><text:s/>this.weight = weight;</text:p>
      <text:p text:style-name="Standard">}</text:p>
      <text:p text:style-name="Standard">Y le daremos a la persona la posibilidad de compartir su información.</text:p>
      <text:p text:style-name="Standard"/>
      <text:p text:style-name="Standard">Person.prototype.getInfo = function(){</text:p>
      <text:p text:style-name="Standard"><text:s/>return "I am " + this.age + " years old " +</text:p>
      <text:p text:style-name="Standard"><text:s text:c="4"/>"and weighs " + this.weight +" kilo.";</text:p>
      <text:p text:style-name="Standard">};</text:p>
      <text:p text:style-name="Standard">A continuación deseamos tener una subclase de Persona, Empleado.</text:p>
      <text:p text:style-name="Standard"/>
      <text:p text:style-name="Standard">function Employee(age,weight,salary){</text:p>
      <text:p text:style-name="Standard"><text:s/>this.age = age;</text:p>
      <text:p text:style-name="Standard"><text:s/>this.weight = weight;</text:p>
      <text:p text:style-name="Standard"><text:s/>this.salary = salary;</text:p>
      <text:p text:style-name="Standard">}</text:p>
      <text:p text:style-name="Standard">Employee.prototype = new Person();</text:p>
      <text:p text:style-name="Standard">Y anularemos el comportamiento de getInfo definiendo uno que sea más adecuado para un empleado</text:p>
      <text:p text:style-name="Standard"/>
      <text:p text:style-name="Standard">Employee.prototype.getInfo = function(){</text:p>
      <text:p text:style-name="Standard"><text:s/>return "I am " + this.age + " years old " +</text:p>
      <text:p text:style-name="Standard"><text:s text:c="4"/>"and weighs " + this.weight +" kilo " +</text:p>
      <text:p text:style-name="Standard"><text:s text:c="4"/>"and earns " + this.salary + " dollar."; <text:s/></text:p>
      <text:p text:style-name="Standard">};</text:p>
      <text:p text:style-name="Standard">Se pueden usar de forma similar a su código original.</text:p>
      <text:p text:style-name="Standard"/>
      <text:p text:style-name="Standard"><text:soft-page-break/>var person = new Person(50,90);</text:p>
      <text:p text:style-name="Standard">var employee = new Employee(43,80,50000);</text:p>
      <text:p text:style-name="Standard"/>
      <text:p text:style-name="Standard">console.log(person.getInfo());</text:p>
      <text:p text:style-name="Standard">console.log(employee.getInfo());</text:p>
      <text:p text:style-name="Standard">Sin embargo, aquí no se gana mucho con la herencia, ya que el constructor de Employee es muy similar al de una persona, y la única función en el prototipo está siendo anulada. El poder en el diseño polimórfico es compartir comportamientos.</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4T16:05:37.177000000</meta:creation-date>
    <dc:date>2022-02-21T21:09:19.225000000</dc:date>
    <meta:editing-duration>PT5H18M28S</meta:editing-duration>
    <meta:editing-cycles>17</meta:editing-cycles>
    <meta:generator>LibreOffice/7.2.2.2$Windows_X86_64 LibreOffice_project/02b2acce88a210515b4a5bb2e46cbfb63fe97d56</meta:generator>
    <meta:document-statistic meta:table-count="0" meta:image-count="0" meta:object-count="0" meta:page-count="11" meta:paragraph-count="288" meta:word-count="3072" meta:character-count="19307" meta:non-whitespace-character-count="16317"/>
  </office:meta>
</office:document-meta>
</file>